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e0f" officeooo:paragraph-rsid="000bde0f"/>
    </style:style>
    <style:style style:name="P2" style:family="paragraph" style:parent-style-name="Standard">
      <style:text-properties officeooo:rsid="000c0378" officeooo:paragraph-rsid="000c0378"/>
    </style:style>
    <style:style style:name="P3" style:family="paragraph" style:parent-style-name="Standard">
      <style:text-properties fo:font-size="20pt" officeooo:rsid="000bde0f" officeooo:paragraph-rsid="000bde0f" style:font-size-asian="20pt" style:font-size-complex="20pt"/>
    </style:style>
    <style:style style:name="P4" style:family="paragraph" style:parent-style-name="Standard">
      <style:text-properties fo:font-size="20pt" style:text-underline-style="solid" style:text-underline-width="auto" style:text-underline-color="font-color" fo:font-weight="bold" officeooo:rsid="000bde0f" officeooo:paragraph-rsid="000bde0f" style:font-size-asian="20pt" style:font-weight-asian="bold" style:font-size-complex="20pt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officeooo:rsid="000c0378" officeooo:paragraph-rsid="000c0378"/>
    </style:style>
    <style:style style:name="P6" style:family="paragraph" style:parent-style-name="Standard">
      <style:text-properties style:text-underline-style="solid" style:text-underline-width="auto" style:text-underline-color="font-color" officeooo:rsid="000c0378" officeooo:paragraph-rsid="00114838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bde0f" officeooo:paragraph-rsid="000bde0f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14838" officeooo:paragraph-rsid="00114838" style:font-weight-asian="bold" style:font-weight-complex="bold"/>
    </style:style>
    <style:style style:name="P9" style:family="paragraph" style:parent-style-name="Standard">
      <style:text-properties fo:font-size="12pt" style:text-underline-style="solid" style:text-underline-width="auto" style:text-underline-color="font-color" officeooo:rsid="000d90cc" officeooo:paragraph-rsid="00114838" style:font-size-asian="10.5pt" style:font-size-complex="12pt"/>
    </style:style>
    <style:style style:name="P10" style:family="paragraph" style:parent-style-name="Standard">
      <style:text-properties style:text-underline-style="none" officeooo:rsid="0010a2dc" officeooo:paragraph-rsid="0010a2dc"/>
    </style:style>
    <style:style style:name="P11" style:family="paragraph" style:parent-style-name="Standard">
      <style:text-properties style:text-underline-style="none" officeooo:rsid="000c0378" officeooo:paragraph-rsid="000c0378"/>
    </style:style>
    <style:style style:name="P12" style:family="paragraph" style:parent-style-name="Standard">
      <style:text-properties officeooo:rsid="00118e23" officeooo:paragraph-rsid="00118e23"/>
    </style:style>
    <style:style style:name="P13" style:family="paragraph" style:parent-style-name="Standard">
      <style:text-properties fo:font-size="12pt" style:text-underline-style="none" officeooo:rsid="0010a2dc" officeooo:paragraph-rsid="00114838" style:font-size-asian="10.5pt" style:font-size-complex="12pt"/>
    </style:style>
    <style:style style:name="P14" style:family="paragraph" style:parent-style-name="Standard">
      <style:text-properties style:text-underline-style="none" officeooo:rsid="00114838" officeooo:paragraph-rsid="00114838"/>
    </style:style>
    <style:style style:name="T1" style:family="text">
      <style:text-properties officeooo:rsid="000d90cc"/>
    </style:style>
    <style:style style:name="T2" style:family="text">
      <style:text-properties style:text-underline-style="none"/>
    </style:style>
    <style:style style:name="T3" style:family="text">
      <style:text-properties officeooo:rsid="0010a2d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d90c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tive <text:span text:style-name="T3">S</text:span>pell Report </text:p>
      <text:p text:style-name="P3"/>
      <text:p text:style-name="P9"><text:span text:style-name="T4">Date:</text:span><text:span text:style-name="T2"> </text:span></text:p>
      <text:p text:style-name="P13"/>
      <text:p text:style-name="P13">01/20/2025</text:p>
      <text:p text:style-name="P1"/>
      <text:p text:style-name="P7"><text:span text:style-name="T1">S</text:span>pell <text:span text:style-name="T1">P</text:span>urpose Goal:<text:span text:style-name="T2"> </text:span></text:p>
      <text:p text:style-name="P10"/>
      <text:p text:style-name="P10">The purpose of the spell was to protect trump long enough to get him to become president.</text:p>
      <text:p text:style-name="P10"/>
      <text:p text:style-name="P8">Spell Form:</text:p>
      <text:p text:style-name="P1"/>
      <text:p text:style-name="P12">Spell was a simple candle spell that used a candle with altar setup with words of power written, then read aloud, and then the parchement paper was burned for the desired outcome. I did not have this database created at the time it was cast otherwise I would have a listing of what was exactly said.</text:p>
      <text:p text:style-name="P1"/>
      <text:p text:style-name="P5"><text:span text:style-name="T5">S</text:span><text:span text:style-name="T4">pell </text:span><text:span text:style-name="T5">T</text:span><text:span text:style-name="T4">arget person/people or group:</text:span><text:span text:style-name="T2"> </text:span></text:p>
      <text:p text:style-name="P5"/>
      <text:p text:style-name="P10">The target of the Spell was specifically Trump and his surrounding family.</text:p>
      <text:p text:style-name="P2"/>
      <text:p text:style-name="P5"><text:span text:style-name="T4">Spell duration time of effect for Completion/</text:span><text:span text:style-name="T5">Conditions</text:span><text:span text:style-name="T4">:</text:span><text:span text:style-name="T2"> </text:span></text:p>
      <text:p text:style-name="P11"/>
      <text:p text:style-name="P10">The duration conditions were met when he became president.</text:p>
      <text:p text:style-name="P2"/>
      <text:p text:style-name="P6"><text:span text:style-name="T4">Spell Summary:</text:span><text:span text:style-name="T2"> </text:span></text:p>
      <text:p text:style-name="P14"/>
      <text:p text:style-name="P14">Completed</text:p>
      <text:p text:style-name="P5"/>
      <text:p text:style-name="P10">The ultimate goal of this spell was to prevent the deep state from completely taking over our worl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08:22:16.199075391</meta:creation-date>
    <dc:date>2025-01-20T10:34:38.636544718</dc:date>
    <meta:editing-duration>PT22M16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37" meta:character-count="805" meta:non-whitespace-character-count="676"/>
  </office:meta>
</office:document-meta>
</file>